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.3in" table:align="margins"/>
    </style:style>
    <style:style style:name="rststyle-table-0.A" style:family="table-column">
      <style:table-column-properties style:column-width="2.1in" style:rel-column-width="21845*"/>
    </style:style>
    <style:style style:name="rststyle-table-0.A1" style:family="table-cell">
      <style:table-cell-properties fo:padding="0.0382in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382in" fo:border="0.05pt solid #000000"/>
    </style:style>
    <style:style style:name="rststyle-table-0.A2" style:family="table-cell">
      <style:table-cell-properties fo:padding="0.0382in" fo:border-left="0.05pt solid #000000" fo:border-right="none" fo:border-top="none" fo:border-bottom="0.05pt solid #000000"/>
    </style:style>
    <style:style style:name="rststyle-table-0.C2" style:family="table-cell">
      <style:table-cell-properties fo:padding="0.0382in" fo:border-left="0.05pt solid #000000" fo:border-right="0.05pt solid #000000" fo:border-top="none" fo:border-bottom="0.05pt solid #000000"/>
    </style:style>
    <style:style style:name="rststyle-table-1" style:family="table">
      <style:table-properties style:width="6.3in" table:align="margins" fo:background-color="#00b8ff">
        <style:background-image/>
      </style:table-properties>
    </style:style>
    <style:style style:name="rststyle-table-1.A" style:family="table-column">
      <style:table-column-properties style:column-width="2.1in" style:rel-column-width="21845*"/>
    </style:style>
    <style:style style:name="rststyle-table-1.A1" style:family="table-cell">
      <style:table-cell-properties fo:padding="0.0382in" fo:border-left="5pt solid #000080" fo:border-right="none" fo:border-top="5pt solid #000080" fo:border-bottom="5pt solid #000080"/>
    </style:style>
    <style:style style:name="rststyle-table-1.C1" style:family="table-cell">
      <style:table-cell-properties fo:padding="0.0382in" fo:border="5pt solid #000080"/>
    </style:style>
    <style:style style:name="rststyle-table-1.A2" style:family="table-cell">
      <style:table-cell-properties fo:padding="0.0382in" fo:border-left="5pt solid #000080" fo:border-right="none" fo:border-top="none" fo:border-bottom="5pt solid #000080"/>
    </style:style>
    <style:style style:name="rststyle-table-1.C2" style:family="table-cell">
      <style:table-cell-properties fo:padding="0.0382in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pt" fo:country="BR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99in" fo:margin-bottom="0in" fo:line-height="150%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Times New Roma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0799in" fo:margin-bottom="0in" fo:text-align="center" style:justify-single-word="false" fo:keep-with-next="always"/>
      <style:text-properties style:font-name="Arial" fo:font-size="36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0402in" fo:text-align="justify" style:justify-single-word="false" style:page-number="auto"/>
      <style:text-properties style:font-name="Times New Roman1" fo:font-size="45%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0402in" fo:text-align="justify" style:justify-single-word="false" style:page-number="auto"/>
      <style:text-properties style:font-name="Times New Roman1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01in" fo:margin-bottom="0.0402in" fo:text-align="justify" style:justify-single-word="false" style:page-number="auto"/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701in" fo:margin-bottom="0.0402in" fo:text-align="justify" style:justify-single-word="false" style:page-number="auto"/>
      <style:text-properties fo:font-size="4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 style:master-page-name="">
      <style:paragraph-properties fo:margin="100%" fo:margin-left="0.4in" fo:margin-right="0.8in" fo:margin-top="0.0799in" fo:margin-bottom="0in" fo:text-align="justify" style:justify-single-word="false" fo:text-indent="0in" style:auto-text-indent="false" style:page-number="auto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1965in" fo:margin-right="0in" fo:margin-top="0.0598in" fo:margin-bottom="0.0598in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="100%"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="100%"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="100%"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1in" fo:margin-right="0in" fo:text-indent="0in" style:auto-text-indent="false"/>
    </style:style>
    <style:style style:name="rststyle-deflist-def-5" style:family="paragraph" style:parent-style-name="Text_20_body">
      <style:paragraph-properties fo:margin="100%"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="100%" fo:margin-left="0.8in" fo:margin-right="0in" fo:text-indent="0in" style:auto-text-indent="false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in" fo:margin-right="0in" fo:margin-top="0.0799in" fo:margin-bottom="0in" fo:text-align="center" style:justify-single-word="false" fo:text-indent="0.1965in" style:auto-text-indent="false" style:page-number="auto"/>
      <style:text-properties fo:font-size="28pt" fo:font-weight="bold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.0799in" fo:margin-bottom="0in" fo:text-align="center" style:justify-single-word="false" fo:text-indent="-0.1965in" style:auto-text-indent="false">
        <style:tab-stops>
          <style:tab-stop style:position="0in"/>
        </style:tab-stops>
      </style:paragraph-properties>
      <style:text-properties fo:font-size="28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1.1799in" fo:margin-right="0.7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02in" style:dynamic-spacing="true"/>
      </style:header-style>
      <style:footer-style>
        <style:header-footer-properties fo:min-height="0.5602in" fo:margin-left="0in" fo:margin-right="0in" fo:margin-top="0.520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>
      <style:header>
        <text:p text:style-name="Header"/>
      </style:header>
      <style:footer>
        <text:p text:style-name="Footer"/>
      </style:footer>
    </style:master-page>
    <style:master-page style:name="rststyle-page-bottom" style:page-layout-name="Mpm3">
      <style:footer>
        <text:p text:style-name="MP1">Page <text:page-number text:select-page="current"/></text:p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kuhlman</meta:initial-creator>
    <meta:creation-date>2006-08-15T13:56:07</meta:creation-date>
    <dc:date>2012-10-25T12:37:09</dc:date>
    <meta:editing-cycles>109</meta:editing-cycles>
    <meta:editing-duration>P1DT12H50S</meta:editing-duration>
    <dc:creator>Humberto Rocha</dc:creator>
    <meta:document-statistic meta:table-count="2" meta:image-count="0" meta:object-count="0" meta:page-count="1" meta:paragraph-count="6" meta:word-count="55" meta:character-count="344" meta:non-whitespace-character-count="288"/>
    <meta:user-defined meta:name="Info 1"/>
    <meta:user-defined meta:name="Info 2"/>
    <meta:user-defined meta:name="Info 3"/>
    <meta:user-defined meta:name="Info 4"/>
  </office:meta>
</office:document-meta>
</file>